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0D0000016E3320327F07304A41.png" manifest:media-type="image/png"/>
  <manifest:file-entry manifest:full-path="Pictures/100002010000023600000155BA27651D5C3ED6B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7edaa" officeooo:paragraph-rsid="0007edaa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322a9d9-7fff-89bb-afac-a917ca5c1632"/>Molecula B</text:p>
      <text:p text:style-name="P1"><text:bookmark text:name="docs-internal-guid-f322a9d9-7fff-89bb-afac-a917ca5c16321"/><draw:frame draw:style-name="fr1" draw:name="Imagen1" text:anchor-type="as-char" svg:width="14.975cm" svg:height="9.022cm" draw:z-index="0"><draw:image xlink:href="Pictures/100002010000023600000155BA27651D5C3ED6B2.png" xlink:type="simple" xlink:show="embed" xlink:actuate="onLoad" loext:mime-type="image/png"/></draw:frame></text:p>
      <text:p text:style-name="P1"><text:bookmark text:name="docs-internal-guid-cf874ee2-7fff-f297-4fb5-2f6687f62ec6"/><draw:frame draw:style-name="fr1" draw:name="Imagen2" text:anchor-type="as-char" svg:width="13.891cm" svg:height="9.684cm" draw:z-index="1"><draw:image xlink:href="Pictures/100002010000020D0000016E3320327F07304A41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03T16:56:03.645176707</meta:creation-date>
    <dc:date>2022-10-03T16:58:03.005569937</dc:date>
    <meta:editing-duration>PT2M</meta:editing-duration>
    <meta:editing-cycles>1</meta:editing-cycles>
    <meta:document-statistic meta:table-count="0" meta:image-count="2" meta:object-count="0" meta:page-count="1" meta:paragraph-count="3" meta:word-count="2" meta:character-count="10" meta:non-whitespace-character-count="9"/>
    <meta:generator>LibreOffice/6.4.6.2$Linux_X86_64 LibreOffice_project/40$Build-2</meta:generator>
  </office:meta>
</office:document-meta>
</file>